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 fo:break-before="page"/>
      <style:text-properties officeooo:rsid="001c4370" officeooo:paragraph-rsid="001c4370"/>
    </style:style>
    <style:style style:name="P4" style:family="paragraph" style:parent-style-name="Heading_20_2">
      <style:text-properties fo:font-size="14pt" style:font-size-asian="14pt" style:font-size-complex="14pt"/>
    </style:style>
    <style:style style:name="P5" style:family="paragraph" style:parent-style-name="Heading_20_2">
      <style:paragraph-properties fo:keep-with-next="always"/>
      <style:text-properties style:font-name="Liberation Sans" fo:font-size="14pt" style:font-name-asian="Noto Sans CJK SC" style:font-size-asian="14pt" style:font-name-complex="Noto Sans Devanagari1" style:font-size-complex="14pt"/>
    </style:style>
    <style:style style:name="P6" style:family="paragraph" style:parent-style-name="Standard">
      <style:text-properties officeooo:rsid="0005ba96" officeooo:paragraph-rsid="0005ba96"/>
    </style:style>
    <style:style style:name="P7" style:family="paragraph" style:parent-style-name="Standard">
      <style:text-properties officeooo:rsid="0005ba96" officeooo:paragraph-rsid="001a9b0c"/>
    </style:style>
    <style:style style:name="P8" style:family="paragraph" style:parent-style-name="Standard">
      <style:text-properties officeooo:rsid="0007b335" officeooo:paragraph-rsid="0007b335"/>
    </style:style>
    <style:style style:name="P9" style:family="paragraph" style:parent-style-name="Standard">
      <style:text-properties officeooo:rsid="0007b335" officeooo:paragraph-rsid="00081764"/>
    </style:style>
    <style:style style:name="P10" style:family="paragraph" style:parent-style-name="Standard">
      <style:text-properties officeooo:rsid="000a0a36" officeooo:paragraph-rsid="000a0a36"/>
    </style:style>
    <style:style style:name="P11" style:family="paragraph" style:parent-style-name="Standard">
      <style:text-properties officeooo:rsid="000c09d7" officeooo:paragraph-rsid="000c09d7"/>
    </style:style>
    <style:style style:name="P12" style:family="paragraph" style:parent-style-name="Standard">
      <style:text-properties officeooo:rsid="000c09d7" officeooo:paragraph-rsid="001a9b0c"/>
    </style:style>
    <style:style style:name="P13" style:family="paragraph" style:parent-style-name="Standard">
      <style:text-properties officeooo:rsid="000da46a" officeooo:paragraph-rsid="000da46a"/>
    </style:style>
    <style:style style:name="P14" style:family="paragraph" style:parent-style-name="Standard">
      <style:text-properties officeooo:rsid="000da46a" officeooo:paragraph-rsid="000f4d19"/>
    </style:style>
    <style:style style:name="P15" style:family="paragraph" style:parent-style-name="Standard">
      <style:text-properties fo:font-weight="bold" officeooo:rsid="000c09d7" officeooo:paragraph-rsid="00191586" style:font-weight-asian="bold" style:font-weight-complex="bold"/>
    </style:style>
    <style:style style:name="P16" style:family="paragraph" style:parent-style-name="Standard">
      <style:text-properties fo:font-size="15pt" fo:font-weight="bold" officeooo:rsid="001a9b0c" officeooo:paragraph-rsid="001a9b0c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text-align="end" style:justify-single-word="false"/>
      <style:text-properties officeooo:rsid="001c4370" officeooo:paragraph-rsid="001c4370"/>
    </style:style>
    <style:style style:name="P18" style:family="paragraph" style:parent-style-name="Text_20_body">
      <style:paragraph-properties fo:text-align="end" style:justify-single-word="false"/>
      <style:text-properties fo:font-size="14pt" fo:font-weight="bold" officeooo:rsid="001c4370" officeooo:paragraph-rsid="001c4370" style:font-size-asian="14pt" style:font-weight-asian="bold" style:font-size-complex="14pt" style:font-weight-complex="bold"/>
    </style:style>
    <style:style style:name="P19" style:family="paragraph" style:parent-style-name="Title">
      <style:paragraph-properties fo:break-before="page"/>
    </style:style>
    <style:style style:name="T1" style:family="text">
      <style:text-properties officeooo:rsid="00081764"/>
    </style:style>
    <style:style style:name="T2" style:family="text">
      <style:text-properties officeooo:rsid="000f4d19"/>
    </style:style>
    <style:style style:name="T3" style:family="text">
      <style:text-properties officeooo:rsid="0015bfbf"/>
    </style:style>
    <style:style style:name="T4" style:family="text">
      <style:text-properties officeooo:rsid="00191586"/>
    </style:style>
    <style:style style:name="T5" style:family="text">
      <style:text-properties officeooo:rsid="001a9b0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omo Subir Las Imagenes A Tu Propio servidor AWS y <text:span text:style-name="T4">utilizarlas para tu mjml</text:span></text:p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Índex</text:p>
          </text:index-title>
          <text:p text:style-name="P1"><text:a xlink:type="simple" xlink:href="#__RefHeading___Toc18_538313468" text:style-name="Index_20_Link" text:visited-style-name="Index_20_Link">Tutorial→<text:tab/>2</text:a></text:p>
          <text:p text:style-name="P2"><text:a xlink:type="simple" xlink:href="#__RefHeading___Toc20_538313468" text:style-name="Index_20_Link" text:visited-style-name="Index_20_Link">1- Instalar apache<text:tab/>2</text:a></text:p>
          <text:p text:style-name="P2"><text:a xlink:type="simple" xlink:href="#__RefHeading___Toc22_538313468" text:style-name="Index_20_Link" text:visited-style-name="Index_20_Link">2- Comprobación<text:tab/>2</text:a></text:p>
          <text:p text:style-name="P2"><text:a xlink:type="simple" xlink:href="#__RefHeading___Toc24_538313468" text:style-name="Index_20_Link" text:visited-style-name="Index_20_Link">3- Creación de Ruta donde Pegaremos la carpeta de las imagenes<text:tab/>2</text:a></text:p>
          <text:p text:style-name="P2"><text:a xlink:type="simple" xlink:href="#__RefHeading___Toc26_538313468" text:style-name="Index_20_Link" text:visited-style-name="Index_20_Link">4- Pasamos la carpeta de Fuera a Dentro de el servidor<text:tab/>2</text:a></text:p>
          <text:p text:style-name="P2"><text:a xlink:type="simple" xlink:href="#__RefHeading___Toc28_538313468" text:style-name="Index_20_Link" text:visited-style-name="Index_20_Link">5- Cambiar los enlaces de mjml para utilizar las nuevas imagenes<text:tab/>2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Roberto Mora Moreno</text:p>
      <text:h text:style-name="P3" text:outline-level="1"><text:bookmark-start text:name="__RefHeading___Toc18_538313468"/>Tutorial→ <text:bookmark-end text:name="__RefHeading___Toc18_538313468"/></text:h>
      <text:p text:style-name="P15"/>
      <text:h text:style-name="P5" text:outline-level="2"><text:bookmark-start text:name="__RefHeading___Toc20_538313468"/>1- Instalar apache<text:bookmark-end text:name="__RefHeading___Toc20_538313468"/></text:h>
      <text:p text:style-name="P12"/>
      <text:p text:style-name="P12">con el comando:</text:p>
      <text:p text:style-name="P11">sudo apt update -y</text:p>
      <text:p text:style-name="P11">sudo apt install -y apache2</text:p>
      <text:p text:style-name="P13">sudo systemctl start apache2</text:p>
      <text:p text:style-name="P14">sudo systemctl <text:span text:style-name="T2">enable</text:span> apache2</text:p>
      <text:p text:style-name="P14"/>
      <text:h text:style-name="P5" text:outline-level="2"><text:bookmark-start text:name="__RefHeading___Toc22_538313468"/>2- Comprobación<text:bookmark-end text:name="__RefHeading___Toc22_538313468"/></text:h>
      <text:p text:style-name="P7"/>
      <text:p text:style-name="P7">Comprobación de que en el Servidor AWS en la Instancia EC2, este abierto el servicio HTTP y el puerto 80.</text:p>
      <text:p text:style-name="P7"/>
      <text:h text:style-name="P5" text:outline-level="2"><text:bookmark-start text:name="__RefHeading___Toc24_538313468"/>3- Creación de Ruta donde Pegaremos la carpeta de las imagenes<text:bookmark-end text:name="__RefHeading___Toc24_538313468"/></text:h>
      <text:p text:style-name="P6"/>
      <text:p text:style-name="P9">Dentro del servidor crea<text:span text:style-name="T1">mos</text:span> la <text:span text:style-name="T1">ruta con el comando:</text:span></text:p>
      <text:p text:style-name="P9"><text:span text:style-name="T3">sudo </text:span><text:span text:style-name="T1">mkdir -p /var/www/html/images/mjml/imagenes_general</text:span> donde queramos poner las imagenes y le damos permisos con chmod 777 <text:span text:style-name="T1">/var/www/html/images/mjml/imagenes_general</text:span></text:p>
      <text:p text:style-name="P6"/>
      <text:h text:style-name="P5" text:outline-level="2"><text:bookmark-start text:name="__RefHeading___Toc26_538313468"/>4- Pasamos la carpeta de Fuera a Dentro de el servidor<text:bookmark-end text:name="__RefHeading___Toc26_538313468"/></text:h>
      <text:h text:style-name="Heading_20_2" text:outline-level="2"/>
      <text:p text:style-name="P8">Fuera del servidor (en la CMD local), scp -i .RutaLlave -r RutaCarpetaImagenes <text:a xlink:type="simple" xlink:href="mailto:ubuntu@IpInstaciaAWS" text:style-name="Internet_20_link" text:visited-style-name="Visited_20_Internet_20_Link">ubuntu@IpInstaciaAWS</text:a>:UbicaciónRutaDondeQuieroSubirImagenes</text:p>
      <text:p text:style-name="P8"/>
      <text:h text:style-name="P4" text:outline-level="2"><text:bookmark-start text:name="__RefHeading___Toc28_538313468"/>5- Cambiar los enlaces de mjml para utilizar las nuevas imagenes<text:bookmark-end text:name="__RefHeading___Toc28_538313468"/></text:h>
      <text:p text:style-name="P16"/>
      <text:p text:style-name="P10">En el mjml cambiar los enlaces, con <text:a xlink:type="simple" xlink:href="http://IpInstancia/images/mjml/imagenes_general/imagen" text:style-name="Internet_20_link" text:visited-style-name="Visited_20_Internet_20_Link">http://IpInstancia/images/mjml/imagenes_general/imagen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7:05:58.141271136</meta:creation-date>
    <meta:generator>LibreOffice/24.2.7.2$Linux_X86_64 LibreOffice_project/420$Build-2</meta:generator>
    <dc:date>2025-05-29T18:21:50.956008062</dc:date>
    <meta:editing-duration>PT1H15M46S</meta:editing-duration>
    <meta:editing-cycles>16</meta:editing-cycles>
    <meta:document-statistic meta:table-count="0" meta:image-count="0" meta:object-count="0" meta:page-count="2" meta:paragraph-count="25" meta:word-count="189" meta:character-count="1223" meta:non-whitespace-character-count="1058"/>
  </office:meta>
</office:document-meta>
</file>